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8pt" officeooo:paragraph-rsid="001d7620" style:font-size-asian="8pt" style:font-size-complex="8pt"/>
    </style:style>
    <style:style style:name="P2" style:family="paragraph" style:parent-style-name="Standard">
      <style:text-properties fo:color="#000000" style:font-name="Arial" fo:font-size="8pt" officeooo:paragraph-rsid="002b3bae" style:font-size-asian="8pt" style:font-size-complex="8pt"/>
    </style:style>
    <style:style style:name="P3" style:family="paragraph" style:parent-style-name="Standard">
      <style:text-properties fo:color="#000000" style:font-name="Arial" fo:font-size="8pt" officeooo:paragraph-rsid="0021bc63" style:font-size-asian="8pt" style:font-size-complex="8pt"/>
    </style:style>
    <style:style style:name="P4" style:family="paragraph" style:parent-style-name="Standard">
      <style:text-properties fo:color="#000000" style:font-name="Arial" fo:font-size="8pt" officeooo:paragraph-rsid="0024e5d5" style:font-size-asian="8pt" style:font-size-complex="8pt"/>
    </style:style>
    <style:style style:name="P5" style:family="paragraph" style:parent-style-name="Standard">
      <style:text-properties fo:color="#000000" style:font-name="Arial" fo:font-size="8pt" officeooo:paragraph-rsid="002e5695" style:font-size-asian="8pt" style:font-size-complex="8pt"/>
    </style:style>
    <style:style style:name="P6" style:family="paragraph" style:parent-style-name="Standard">
      <style:text-properties fo:color="#000000" style:font-name="Arial" fo:font-size="8pt" officeooo:paragraph-rsid="00339a09" style:font-size-asian="8pt" style:font-size-complex="8pt"/>
    </style:style>
    <style:style style:name="P7" style:family="paragraph" style:parent-style-name="Standard">
      <style:text-properties fo:color="#000000" style:font-name="Arial" fo:font-size="8pt" officeooo:paragraph-rsid="0041afb4" style:font-size-asian="8pt" style:font-size-complex="8pt"/>
    </style:style>
    <style:style style:name="P8" style:family="paragraph" style:parent-style-name="Standard">
      <style:text-properties fo:color="#000000" style:font-name="Arial" fo:font-size="8pt" fo:font-style="italic" style:text-underline-style="none" officeooo:paragraph-rsid="0026f62f" style:font-size-asian="8pt" style:font-style-asian="italic" style:font-size-complex="8pt" style:font-style-complex="italic"/>
    </style:style>
    <style:style style:name="P9" style:family="paragraph" style:parent-style-name="Standard">
      <style:text-properties fo:color="#000000" style:font-name="Arial" fo:font-size="8pt" fo:font-style="italic" style:text-underline-style="none" officeooo:paragraph-rsid="0041afb4" style:font-size-asian="8pt" style:font-style-asian="italic" style:font-size-complex="8pt" style:font-style-complex="italic"/>
    </style:style>
    <style:style style:name="P10" style:family="paragraph" style:parent-style-name="Standard">
      <style:text-properties fo:color="#000000" style:font-name="Arial" fo:font-size="8pt" fo:font-style="italic" officeooo:paragraph-rsid="001d7620" style:font-size-asian="8pt" style:font-style-asian="italic" style:font-size-complex="8pt" style:font-style-complex="italic"/>
    </style:style>
    <style:style style:name="P11" style:family="paragraph" style:parent-style-name="Standard">
      <style:text-properties fo:color="#000000" style:font-name="Arial" fo:font-size="8pt" officeooo:paragraph-rsid="00368319" style:font-size-asian="7pt" style:font-size-complex="8pt"/>
    </style:style>
    <style:style style:name="P12" style:family="paragraph" style:parent-style-name="Standard">
      <style:text-properties fo:color="#000000" style:font-name="Arial" fo:font-size="8pt" fo:font-style="normal" officeooo:paragraph-rsid="00404722" style:font-size-asian="8pt" style:font-style-asian="normal" style:font-size-complex="8pt" style:font-style-complex="normal"/>
    </style:style>
    <style:style style:name="P13" style:family="paragraph" style:parent-style-name="Standard">
      <style:text-properties fo:color="#000000" style:font-name="Arial" fo:font-size="14pt" officeooo:paragraph-rsid="001d7620" style:font-size-asian="14pt" style:font-size-complex="14pt"/>
    </style:style>
    <style:style style:name="P14" style:family="paragraph" style:parent-style-name="Standard">
      <style:text-properties fo:color="#000000" style:font-name="Arial" fo:font-size="14pt" officeooo:paragraph-rsid="0031437c" style:font-size-asian="12.25pt" style:font-size-complex="14pt"/>
    </style:style>
    <style:style style:name="P15" style:family="paragraph" style:parent-style-name="Standard">
      <style:text-properties fo:color="#000000" style:font-name="Arial" fo:font-size="11pt" officeooo:paragraph-rsid="001d7620" style:font-size-asian="11pt" style:font-size-complex="11pt"/>
    </style:style>
    <style:style style:name="P16" style:family="paragraph" style:parent-style-name="Standard">
      <style:text-properties fo:color="#000000" style:font-name="Arial" fo:font-size="11pt" officeooo:paragraph-rsid="0041afb4" style:font-size-asian="11pt" style:font-size-complex="11pt"/>
    </style:style>
    <style:style style:name="T1" style:family="text">
      <style:text-properties officeooo:rsid="001d7620"/>
    </style:style>
    <style:style style:name="T2" style:family="text">
      <style:text-properties officeooo:rsid="001f2e18"/>
    </style:style>
    <style:style style:name="T3" style:family="text">
      <style:text-properties officeooo:rsid="002038b6"/>
    </style:style>
    <style:style style:name="T4" style:family="text">
      <style:text-properties officeooo:rsid="0021619c"/>
    </style:style>
    <style:style style:name="T5" style:family="text">
      <style:text-properties fo:font-variant="normal" fo:text-transform="none" fo:letter-spacing="normal" fo:font-style="normal" fo:font-weight="normal" officeooo:rsid="0021bc63"/>
    </style:style>
    <style:style style:name="T6" style:family="text">
      <style:text-properties fo:font-variant="normal" fo:text-transform="none" fo:letter-spacing="normal" fo:font-style="normal" fo:font-weight="normal" officeooo:rsid="0028deca"/>
    </style:style>
    <style:style style:name="T7" style:family="text">
      <style:text-properties fo:font-variant="normal" fo:text-transform="none" fo:letter-spacing="normal" fo:font-style="normal" fo:font-weight="normal" officeooo:rsid="0029f271"/>
    </style:style>
    <style:style style:name="T8" style:family="text">
      <style:text-properties officeooo:rsid="0023b05a"/>
    </style:style>
    <style:style style:name="T9" style:family="text">
      <style:text-properties officeooo:rsid="0025173a"/>
    </style:style>
    <style:style style:name="T10" style:family="text">
      <style:text-properties officeooo:rsid="0026f62f"/>
    </style:style>
    <style:style style:name="T11" style:family="text">
      <style:text-properties officeooo:rsid="0028deca"/>
    </style:style>
    <style:style style:name="T12" style:family="text">
      <style:text-properties fo:font-style="italic" officeooo:rsid="001d7620" style:font-style-asian="italic" style:font-style-complex="italic"/>
    </style:style>
    <style:style style:name="T13" style:family="text">
      <style:text-properties fo:font-style="italic" style:text-underline-style="none" officeooo:rsid="001d7620" style:font-style-asian="italic" style:font-style-complex="italic"/>
    </style:style>
    <style:style style:name="T14" style:family="text">
      <style:text-properties officeooo:rsid="002a30b9"/>
    </style:style>
    <style:style style:name="T15" style:family="text">
      <style:text-properties officeooo:rsid="002b3bae"/>
    </style:style>
    <style:style style:name="T16" style:family="text">
      <style:text-properties officeooo:rsid="002e5695"/>
    </style:style>
    <style:style style:name="T17" style:family="text">
      <style:text-properties officeooo:rsid="002f7ef6"/>
    </style:style>
    <style:style style:name="T18" style:family="text">
      <style:text-properties officeooo:rsid="0031437c"/>
    </style:style>
    <style:style style:name="T19" style:family="text">
      <style:text-properties officeooo:rsid="00339a09"/>
    </style:style>
    <style:style style:name="T20" style:family="text">
      <style:text-properties officeooo:rsid="00368319"/>
    </style:style>
    <style:style style:name="T21" style:family="text">
      <style:text-properties officeooo:rsid="00377251"/>
    </style:style>
    <style:style style:name="T22" style:family="text">
      <style:text-properties officeooo:rsid="00395dae"/>
    </style:style>
    <style:style style:name="T23" style:family="text">
      <style:text-properties officeooo:rsid="003a8a8f"/>
    </style:style>
    <style:style style:name="T24" style:family="text">
      <style:text-properties officeooo:rsid="003b7232"/>
    </style:style>
    <style:style style:name="T25" style:family="text">
      <style:text-properties officeooo:rsid="003ccd77"/>
    </style:style>
    <style:style style:name="T26" style:family="text">
      <style:text-properties officeooo:rsid="003e7b8a"/>
    </style:style>
    <style:style style:name="T27" style:family="text">
      <style:text-properties officeooo:rsid="00409115"/>
    </style:style>
    <style:style style:name="T28" style:family="text">
      <style:text-properties officeooo:rsid="0041afb4"/>
    </style:style>
    <style:style style:name="T29" style:family="text">
      <style:text-properties officeooo:rsid="0041f6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Wyrażenia:</text:span></text:p>
      <text:p text:style-name="P1"><text:span text:style-name="T16">Wyrażenia m</text:span><text:span text:style-name="T1">ogą się składać z operatorów, nawiasów, białych znaków, liczb, nazw zmiennych i stałych.</text:span></text:p>
      <text:p text:style-name="P1"><text:span text:style-name="T1"/></text:p>
      <text:p text:style-name="P1"><text:span text:style-name="T1">Dostępne operatory z priorytetami </text:span><text:span text:style-name="T29">(im niższy numer – tym wyższy priorytet)</text:span><text:span text:style-name="T1">:</text:span></text:p>
      <text:p text:style-name="P1"><text:span text:style-name="T1">1. !,~,-,+ (jednoargumentowe)</text:span></text:p>
      <text:p text:style-name="P1"><text:span text:style-name="T1">2. *,/,%</text:span></text:p>
      <text:p text:style-name="P1"><text:span text:style-name="T1">3. +,-</text:span></text:p>
      <text:p text:style-name="P1"><text:span text:style-name="T1">4. &lt;,&lt;=,&gt;,&gt;=</text:span></text:p>
      <text:p text:style-name="P1"><text:span text:style-name="T1">5. ==,!=</text:span></text:p>
      <text:p text:style-name="P1"><text:span text:style-name="T1">6. &amp;,^,| <text:s/></text:span></text:p>
      <text:p text:style-name="P1"><text:span text:style-name="T1">7. &amp;&amp;,||</text:span></text:p>
      <text:p text:style-name="P1"><text:span text:style-name="T1"/></text:p>
      <text:p text:style-name="P2"><text:span text:style-name="T15">Działanie operatorów jest identyczne jak w języku C. </text:span></text:p>
      <text:p text:style-name="P5"><text:span text:style-name="T16">Wyrażenie zawsze jest liczone w arytmetyce całkowitoliczbowej i wynik jest liczbą całkowitą. </text:span></text:p>
      <text:p text:style-name="P1"><text:span text:style-name="T1"/></text:p>
      <text:p text:style-name="P15"><text:span text:style-name="T1">Stałe:</text:span></text:p>
      <text:p text:style-name="P1"><text:span text:style-name="T1">Dostępne stałe to 'true'=1 i 'false'=0.</text:span></text:p>
      <text:p text:style-name="P1"><text:span text:style-name="T1"/></text:p>
      <text:p text:style-name="P15"><text:span text:style-name="T1">Zmienne: </text:span></text:p>
      <text:p text:style-name="P1"><text:span text:style-name="T1">Zmienne mogą się składać z dużych, małych liter, liczb, białych znaków i znaków '$', '@' oraz '#'.</text:span></text:p>
      <text:p text:style-name="P6"><text:span text:style-name="T1">Uwagi: </text:span></text:p>
      <text:p text:style-name="P6"><text:span text:style-name="T14">B</text:span><text:span text:style-name="T1">iałe znaki z pocz</text:span><text:span text:style-name="T2">ą</text:span><text:span text:style-name="T1">tku i z końca są odrzucane. </text:span></text:p>
      <text:p text:style-name="P6"><text:span text:style-name="T14">Z</text:span><text:span text:style-name="T1">mienne nie mogą mieć w </text:span><text:span text:style-name="T3">nazwie</text:span><text:span text:style-name="T1"> operatorów.</text:span><text:span text:style-name="T19"> </text:span></text:p>
      <text:p text:style-name="P6"><text:span text:style-name="T1">Jeżeli zmienna nie istnieje </text:span><text:span text:style-name="T19">traktowana </text:span><text:span text:style-name="T21">to przy próbie uzyskania jej wartości zawsze dostaniemy 0.</text:span></text:p>
      <text:p text:style-name="P1"><text:span text:style-name="T1"/></text:p>
      <text:p text:style-name="P15"><text:span text:style-name="T1">Modyfikatory:</text:span></text:p>
      <text:p text:style-name="P1"><text:span text:style-name="T1"/></text:p>
      <text:p text:style-name="P1"><text:span text:style-name="T1">Jeżeli na początku nazwy zmiennej jest $ to nie będzie ona wyświetlana w grze, a jeżeli @ to nie będzie wyświetlana ilość tego przedmiotu (wartość boolowska). Gdy wartość zmiennej to 0 nie będzie ona wyświetlana w grze chyba, że zaczyna się od znaku #. Znaki # i @ na początku są pomijane przy wyświetlaniu.</text:span></text:p>
      <text:p text:style-name="P1"><text:span text:style-name="T1"/></text:p>
      <text:p text:style-name="P16"><text:span text:style-name="T1">Przykłady wyrażeń:</text:span></text:p>
      <text:p text:style-name="P7"><text:span text:style-name="T1"/></text:p>
      <text:p text:style-name="P7"><text:span text:style-name="T12">'(5+(1243-43)*3)*(2+2*2)'</text:span><text:span text:style-name="T1"> –</text:span><text:span text:style-name="T4"> wartość wyra</text:span><text:span text:style-name="T8">ż</text:span><text:span text:style-name="T4">enia to </text:span><text:span text:style-name="T5">21630</text:span></text:p>
      <text:p text:style-name="P7"><text:span text:style-name="T12">'true!=!false'</text:span><text:span text:style-name="T1"> <text:s/>–</text:span><text:span text:style-name="T4"> wartość wyra</text:span><text:span text:style-name="T8">ż</text:span><text:span text:style-name="T4">enia to </text:span><text:span text:style-name="T9">0</text:span></text:p>
      <text:p text:style-name="P9"><text:span text:style-name="T1">'(43434%((2&gt;4 )+(3&lt;5)+ !zmienna bardzo zmienna</text:span></text:p>
      <text:p text:style-name="P9"><text:span text:style-name="T1">+ (5 &lt;=5)+ (4&gt;=5))/2*432)+543-(23== 435645)</text:span></text:p>
      <text:p text:style-name="P7"><text:span text:style-name="T13">+(4334!=43)+ ((111111^4545)|5454)'</text:span><text:span text:style-name="T1"> –</text:span><text:span text:style-name="T10"> </text:span><text:span text:style-name="T11">wartość to </text:span><text:span text:style-name="T6">113134 przy wartości zmiennej równej </text:span><text:span text:style-name="T7">123</text:span></text:p>
      <text:p text:style-name="P1"><text:span text:style-name="T1"/></text:p>
      <text:p text:style-name="P14"><text:span text:style-name="T18">Warunk</text:span><text:span text:style-name="T20">i</text:span><text:span text:style-name="T18">:</text:span></text:p>
      <text:p text:style-name="P11"><text:span text:style-name="T20">Warunków można używać do bardziej zaawansowanych gier. </text:span><text:span text:style-name="T22">Warunki można nakładać na pytania i odpowiedzi. <text:s/>Aby możliwe było przejście z pytania A do B za pomocą odpowiedzi q to muszą być spełnione warunek pytania B i odpowiedzi q. Warunki to nic innego jak wyrażenia, które są spełnione kiedy jego wartość jest inna niż 0.</text:span></text:p>
      <text:p text:style-name="P1"><text:span text:style-name="T1"/></text:p>
      <text:p text:style-name="P13"><text:span text:style-name="T1">Ciąg</text:span><text:span text:style-name="T17">i</text:span><text:span text:style-name="T1"> przypisań:</text:span></text:p>
      <text:p text:style-name="P1"><text:span text:style-name="T1"/></text:p>
      <text:p text:style-name="P1"><text:span text:style-name="T1">Jest to ciąg przypisań zmiennych w postaci:</text:span></text:p>
      <text:p text:style-name="P1"><text:span text:style-name="T1"/></text:p>
      <text:p text:style-name="P10"><text:span text:style-name="T1">'&lt;nazwa zmiennej1&gt;:=&gt;wyrarzenie1&gt;; &lt;nazwa zmiennej2&gt;:=&gt;wyrarzenie2&gt; ;(...); &lt;nazwa zmiennejN&gt;:=&gt;wyrarzenieN&gt;'</text:span></text:p>
      <text:p text:style-name="P12"><text:span text:style-name="T22">Przypisuje </text:span><text:span text:style-name="T23">on </text:span><text:span text:style-name="T24">zmiennej o nazwie </text:span><text:span text:style-name="T1">&lt;nazwa zmiennej1&gt; </text:span><text:span text:style-name="T25">wartość wyrarzenia1, </text:span><text:span text:style-name="T26">zmiennej </text:span><text:span text:style-name="T1">&lt;nazwa zmiennej</text:span><text:span text:style-name="T27">2</text:span><text:span text:style-name="T1">&gt; </text:span><text:span text:style-name="T25">wartość wyrarzenia</text:span><text:span text:style-name="T27">2</text:span><text:span text:style-name="T25"> </text:span><text:span text:style-name="T27">itd.</text:span></text:p>
      <text:p text:style-name="P1"><text:span text:style-name="T1"/></text:p>
      <text:p text:style-name="P1"><text:span text:style-name="T1">Przykład:</text:span></text:p>
      <text:p text:style-name="P10"><text:span text:style-name="T1">'kalafjor:=true!=!false ; bakuazan:=2+5/3 ; kalalepa:=bakuazan+5'</text:span></text:p>
      <text:p text:style-name="P1"><text:span text:style-name="T1"/></text:p>
      <text:p text:style-name="P1"><text:span text:style-name="T1">Powyższy przykład przypisze zmiennej '</text:span><text:span text:style-name="T12">kalafjor'</text:span><text:span text:style-name="T1"> wartość 0, zmiennej '</text:span><text:span text:style-name="T12">bakuazan</text:span><text:span text:style-name="T1">' 3, a zmiennej</text:span><text:span text:style-name="T12"> 'kalalepa</text:span><text:span text:style-name="T1">' 8.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03:48:57</meta:creation-date>
    <dc:date>2013-06-25T04:43:26</dc:date>
    <meta:editing-duration>PT52M3S</meta:editing-duration>
    <meta:editing-cycles>36</meta:editing-cycles>
    <meta:generator>LibreOffice/4.0.3.3$Linux_X86_64 LibreOffice_project/400m0$Build-3</meta:generator>
    <meta:document-statistic meta:table-count="0" meta:image-count="0" meta:object-count="0" meta:page-count="1" meta:paragraph-count="37" meta:word-count="308" meta:character-count="2164" meta:non-whitespace-character-count="1878"/>
  </office:meta>
</office:document-meta>
</file>